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153cm" fo:padding-top="0.125cm" fo:padding-bottom="0.125cm" fo:padding-left="0.25cm" fo:padding-right="0.25cm" loext:decorative="false"/>
      <style:paragraph-properties style:writing-mode="lr-tb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2.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81cm" draw:marker-start-width="0.421cm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143cm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min-height="0.65cm" fo:min-width="1.5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971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7cm" fo:padding-top="0.125cm" fo:padding-bottom="0.125cm" fo:padding-left="0.25cm" fo:padding-right="0.25cm" loext:decorative="fals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2.1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2.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183cm" fo:padding-top="0.125cm" fo:padding-bottom="0.125cm" fo:padding-left="0.25cm" fo:padding-right="0.25cm" loext:decorative="false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398cm" fo:min-width="0.69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0.648cm" fo:min-width="1.15cm" loext:decorative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364cm" fo:min-width="0.69cm" style:writing-mode="lr-tb" loext:decorative="false"/>
      <style:paragraph-properties style:writing-mode="lr-tb"/>
    </style:style>
    <style:style style:name="gr17" style:family="graphic" style:parent-style-name="standard">
      <style:graphic-properties draw:fill="none" draw:textarea-vertical-align="middle" loext:decorative="false"/>
    </style:style>
    <style:style style:name="gr18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4cm" fo:padding-top="0.125cm" fo:padding-bottom="0.125cm" fo:padding-left="0.25cm" fo:padding-right="0.25cm" loext:decorative="false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2.6cm" loext:decorative="false"/>
    </style:style>
    <style:style style:name="gr2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4cm" fo:padding-top="0.125cm" fo:padding-bottom="0.125cm" fo:padding-left="0.25cm" fo:padding-right="0.25cm" loext:decorative="false"/>
      <style:paragraph-properties style:writing-mode="lr-tb"/>
    </style:style>
    <style:style style:name="gr21" style:family="graphic" style:parent-style-name="standard">
      <style:graphic-properties svg:stroke-width="0.081cm" draw:marker-start-width="0.421cm" draw:marker-end-width="0.421cm" draw:textarea-vertical-align="middle" fo:padding-top="0.165cm" fo:padding-bottom="0.165cm" fo:padding-left="0.29cm" fo:padding-right="0.29cm" loext:decorative="false"/>
    </style:style>
    <style:style style:name="gr22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7cm" fo:padding-top="0.125cm" fo:padding-bottom="0.125cm" fo:padding-left="0.25cm" fo:padding-right="0.25cm" loext:decorative="false"/>
      <style:paragraph-properties style:writing-mode="lr-tb"/>
    </style:style>
    <style:style style:name="gr24" style:family="graphic" style:parent-style-name="standard">
      <style:graphic-properties draw:fill="solid" draw:fill-color="#00ff00" draw:textarea-horizontal-align="justify" draw:textarea-vertical-align="middle" draw:auto-grow-height="false" fo:min-height="0.452cm" fo:min-width="1.6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00ff00" draw:textarea-horizontal-align="justify" draw:textarea-vertical-align="middle" draw:auto-grow-height="false" fo:min-height="0.452cm" fo:min-width="2.4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577cm" fo:padding-top="0.125cm" fo:padding-bottom="0.125cm" fo:padding-left="0.25cm" fo:padding-right="0.25cm" loext:decorative="false"/>
      <style:paragraph-properties style:writing-mode="lr-tb"/>
    </style:style>
    <style:style style:name="gr27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1.9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67cm" fo:padding-top="0.125cm" fo:padding-bottom="0.125cm" fo:padding-left="0.25cm" fo:padding-right="0.25cm" loext:decorative="false"/>
      <style:paragraph-properties style:writing-mode="lr-tb"/>
    </style:style>
    <style:style style:name="gr29" style:family="graphic" style:parent-style-name="standard">
      <style:graphic-properties draw:textarea-vertical-align="middle" loext:decorative="false"/>
    </style:style>
    <style:style style:name="gr3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17cm" fo:padding-top="0.125cm" fo:padding-bottom="0.125cm" fo:padding-left="0.25cm" fo:padding-right="0.25cm" loext:decorative="false"/>
    </style:style>
    <style:style style:name="gr31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margin-left="0cm" fo:margin-right="0cm" fo:text-indent="0cm"/>
      <style:text-properties fo:color="#000000" loext:opacity="100%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000000" loext:opacity="100%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 style:writing-mode="lr-tb"/>
      <style:text-properties fo:color="#000000" loext:opacity="100%" fo:font-size="12pt" fo:font-weight="bold" style:font-size-asian="18pt" style:font-size-complex="18pt"/>
    </style:style>
    <style:style style:name="P5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fo:color="#000000" loext:opacity="100%" fo:font-size="12pt" fo:font-weight="bold" style:font-size-asian="18pt" style:font-size-complex="18pt"/>
    </style:style>
    <style:style style:name="P6" style:family="paragraph">
      <style:paragraph-properties fo:text-align="center" style:writing-mode="lr-tb"/>
      <style:text-properties fo:color="#000000" loext:opacity="100%"/>
    </style:style>
    <style:style style:name="P7" style:family="paragraph">
      <loext:graphic-properties draw:fill-color="#ffffff"/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none"/>
      <style:paragraph-properties fo:text-align="center"/>
      <style:text-properties fo:color="#000000" loext:opacity="100%"/>
    </style:style>
    <style:style style:name="P9" style:family="paragraph">
      <style:paragraph-properties fo:text-align="center" style:writing-mode="lr-tb"/>
      <style:text-properties fo:color="#000000" loext:opacity="100%" fo:font-size="9pt" style:font-size-asian="9pt" style:font-size-complex="9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0000" loext:opacity="100%" fo:font-size="9pt" style:font-size-asian="9pt" style:font-size-complex="9pt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fo:font-size="9pt" style:font-size-asian="9pt" style:font-size-complex="9pt"/>
    </style:style>
    <style:style style:name="P12" style:family="paragraph">
      <loext:graphic-properties draw:fill="solid" draw:fill-color="#00ff00"/>
      <style:paragraph-properties fo:margin-left="0cm" fo:margin-right="0cm" fo:text-align="center" fo:text-indent="0cm"/>
      <style:text-properties fo:color="#000000" loext:opacity="100%" fo:font-size="12pt" fo:font-weight="bold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000000" loext:opacity="100%"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color="#000000" loext:opacity="100%"/>
    </style:style>
    <style:style style:name="P15" style:family="paragraph">
      <style:text-properties fo:color="#000000" loext:opacity="100%"/>
    </style:style>
    <style:style style:name="P16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17.9cm" svg:height="1cm" svg:x="1.5cm" svg:y="1.5cm">
          <text:p text:style-name="P1"><text:span text:style-name="T1">Solución: E-ER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3.1cm" svg:height="3.403cm" svg:x="5.9cm" svg:y="4.5cm">
          <draw:text-box>
            <text:p text:style-name="P2"><text:span text:style-name="T2">Id_Emp</text:span></text:p>
            <text:p text:style-name="P2"><text:span text:style-name="T3">Nombre</text:span></text:p>
            <text:p text:style-name="P2"><text:span text:style-name="T3">Apellidos</text:span></text:p>
            <text:p text:style-name="P2"><text:span text:style-name="T3">Direccion</text:span></text:p>
            <text:p text:style-name="P2"><text:span text:style-name="T3">Telefono</text:span></text:p>
            <text:p text:style-name="P2"><text:span text:style-name="T3">Salario</text:span></text:p>
            <text:p text:style-name="P2"><text:span text:style-name="T3">Fec_Alta</text:span></text:p>
            <text:p text:style-name="P2"><text:span text:style-name="T3">Antiguedad (Ca)</text:span></text:p>
          </draw:text-box>
        </draw:frame>
        <draw:custom-shape draw:style-name="gr3" draw:text-style-name="P5" draw:layer="layout" svg:width="3.1cm" svg:height="0.599cm" svg:x="5.9cm" svg:y="3.9cm">
          <text:p text:style-name="P4"><text:span text:style-name="T4">Emplead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1cm" svg:height="1cm" svg:x="7cm" svg:y="8.5cm">
          <text:p text:style-name="P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7.45cm" svg:y1="7.903cm" svg:x2="7.5cm" svg:y2="8.5cm" draw:start-shape="id1" draw:start-glue-point="2" draw:end-shape="id2" draw:end-glue-point="4" svg:d="M7450 7903l50 597" svg:viewBox="0 0 51 598">
          <text:p/>
        </draw:connector>
        <draw:connector draw:style-name="gr6" draw:text-style-name="P8" draw:layer="layout" draw:type="line" svg:x1="7.146cm" svg:y1="9.354cm" svg:x2="3.9cm" svg:y2="10cm" draw:start-shape="id2" draw:start-glue-point="7" svg:d="M7146 9354l-3246 646" svg:viewBox="0 0 3247 647">
          <text:p/>
        </draw:connector>
        <draw:connector draw:style-name="gr6" draw:text-style-name="P8" draw:layer="layout" draw:type="line" svg:x1="7.5cm" svg:y1="9.5cm" svg:x2="8.3cm" svg:y2="10cm" draw:start-shape="id2" draw:start-glue-point="8" draw:end-shape="id3" draw:end-glue-point="0" svg:d="M7500 9500l800 500" svg:viewBox="0 0 801 501">
          <text:p/>
        </draw:connector>
        <draw:connector draw:style-name="gr6" draw:text-style-name="P8" draw:layer="layout" draw:type="line" svg:x1="7.854cm" svg:y1="9.354cm" svg:x2="11.85cm" svg:y2="10cm" draw:start-shape="id2" draw:start-glue-point="9" draw:end-shape="id4" draw:end-glue-point="0" svg:d="M7854 9354l3996 646" svg:viewBox="0 0 3997 647">
          <text:p/>
        </draw:connector>
        <draw:path draw:style-name="gr6" draw:text-style-name="P8" draw:layer="layout" svg:width="0.728cm" svg:height="0.494cm" draw:transform="rotate (-0.850673477422037) translate (5.05069137999142cm 9.15918433738884cm)" svg:viewBox="0 0 729 495" svg:d="M0 486c222-28 645 119 729-214l-19-272">
          <text:p/>
        </draw:path>
        <draw:path draw:style-name="gr6" draw:text-style-name="P8" draw:layer="layout" svg:width="0.578cm" svg:height="0.653cm" svg:x="9.7cm" svg:y="9.4cm" svg:viewBox="0 0 579 654" svg:d="M0 647c1115 87 276-647 276-647">
          <text:p/>
        </draw:path>
        <draw:path draw:style-name="gr6" draw:text-style-name="P8" draw:layer="layout" svg:width="0.278cm" svg:height="0.441cm" draw:transform="rotate (-1.15156824046586) translate (8.25782852324626cm 9.60977384631248cm)" svg:viewBox="0 0 279 442" svg:d="M0 376c385 277 342-402 51-375">
          <text:p/>
        </draw:path>
        <draw:frame draw:style-name="gr7" draw:text-style-name="P3" xml:id="id10" draw:id="id10" draw:layer="layout" svg:width="2cm" svg:height="1.393cm" svg:x="2.9cm" svg:y="10.107cm">
          <draw:text-box>
            <text:p/>
          </draw:text-box>
        </draw:frame>
        <draw:custom-shape draw:style-name="gr8" draw:text-style-name="P5" draw:layer="layout" svg:width="2cm" svg:height="0.9cm" svg:x="2.9cm" svg:y="10.1cm">
          <text:p text:style-name="P4"><text:span text:style-name="T4">Jardinero</text:span></text:p>
          <draw:enhanced-geometry svg:viewBox="0 0 21600 21600" draw:type="rectangle" draw:enhanced-path="M 0 0 L 21600 0 21600 21600 0 21600 0 0 Z N"/>
        </draw:custom-shape>
        <draw:frame draw:style-name="gr9" draw:text-style-name="P3" xml:id="id20" draw:id="id20" draw:layer="layout" svg:width="3.1cm" svg:height="2.221cm" svg:x="16.6cm" svg:y="13.88cm">
          <draw:text-box>
            <text:p text:style-name="P2"><text:span text:style-name="T2">DNIFallecido</text:span></text:p>
            <text:p text:style-name="P2"><text:span text:style-name="T3">Nombre</text:span></text:p>
            <text:p text:style-name="P2"><text:span text:style-name="T3">Apellidos</text:span></text:p>
            <text:p text:style-name="P2"><text:span text:style-name="T3">Fec/Naci</text:span></text:p>
            <text:p text:style-name="P2"><text:span text:style-name="T3">Fec/Falle</text:span></text:p>
          </draw:text-box>
        </draw:frame>
        <draw:custom-shape draw:style-name="gr3" draw:text-style-name="P5" xml:id="id16" draw:id="id16" draw:layer="layout" svg:width="3.1cm" svg:height="0.599cm" svg:x="16.6cm" svg:y="13.3cm">
          <text:p text:style-name="P4"><text:span text:style-name="T4">Fallecido</text:span></text:p>
          <draw:enhanced-geometry svg:viewBox="0 0 21600 21600" draw:type="rectangle" draw:enhanced-path="M 0 0 L 21600 0 21600 21600 0 21600 0 0 Z N"/>
        </draw:custom-shape>
        <draw:frame draw:style-name="gr10" draw:text-style-name="P3" xml:id="id21" draw:id="id21" draw:layer="layout" svg:width="2.6cm" svg:height="1.187cm" svg:x="7cm" svg:y="10.107cm">
          <draw:text-box>
            <text:p/>
          </draw:text-box>
        </draw:frame>
        <draw:custom-shape draw:style-name="gr11" draw:text-style-name="P5" xml:id="id3" draw:id="id3" draw:layer="layout" svg:width="2.6cm" svg:height="0.5cm" svg:x="7cm" svg:y="10cm">
          <text:p text:style-name="P4"><text:span text:style-name="T4">Admtvo</text:span></text:p>
          <draw:enhanced-geometry svg:viewBox="0 0 21600 21600" draw:type="rectangle" draw:enhanced-path="M 0 0 L 21600 0 21600 21600 0 21600 0 0 Z N"/>
        </draw:custom-shape>
        <draw:frame draw:style-name="gr10" draw:text-style-name="P3" xml:id="id18" draw:id="id18" draw:layer="layout" svg:width="2.7cm" svg:height="1.187cm" svg:x="10.5cm" svg:y="10.107cm">
          <draw:text-box>
            <text:p/>
          </draw:text-box>
        </draw:frame>
        <draw:custom-shape draw:style-name="gr12" draw:text-style-name="P5" xml:id="id4" draw:id="id4" draw:layer="layout" svg:width="2.7cm" svg:height="0.5cm" svg:x="10.5cm" svg:y="10cm">
          <text:p text:style-name="P4"><text:span text:style-name="T4">Enterrador</text:span></text:p>
          <draw:enhanced-geometry svg:viewBox="0 0 21600 21600" draw:type="rectangle" draw:enhanced-path="M 0 0 L 21600 0 21600 21600 0 21600 0 0 Z N"/>
        </draw:custom-shape>
        <draw:frame draw:style-name="gr13" draw:text-style-name="P3" xml:id="id5" draw:id="id5" draw:layer="layout" svg:width="3.1cm" svg:height="1.433cm" svg:x="3.105cm" svg:y="16.393cm">
          <draw:text-box>
            <text:p text:style-name="P2"><text:span text:style-name="T2">IdSector</text:span></text:p>
            <text:p text:style-name="P2"><text:span text:style-name="T3">Capacidad</text:span></text:p>
            <text:p text:style-name="P2"><text:span text:style-name="T3">Extension</text:span></text:p>
          </draw:text-box>
        </draw:frame>
        <draw:custom-shape draw:style-name="gr3" draw:text-style-name="P5" xml:id="id9" draw:id="id9" draw:layer="layout" svg:width="3.1cm" svg:height="0.599cm" svg:x="3.105cm" svg:y="15.813cm">
          <text:p text:style-name="P4"><text:span text:style-name="T4">Sec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8" draw:id="id8" draw:layer="layout" svg:width="2.38cm" svg:height="1.294cm" svg:x="3.12cm" svg:y="13.5cm">
          <text:p text:style-name="P9"><text:span text:style-name="T5">Cui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1" xml:id="id6" draw:id="id6" draw:layer="layout" svg:width="3.299cm" svg:height="1.794cm" svg:x="2.701cm" svg:y="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38cm" svg:height="1.227cm" svg:x="3.16cm" svg:y="2.994cm">
          <text:p text:style-name="P9"><text:span text:style-name="T5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8" draw:layer="layout" svg:width="3.5cm" svg:height="2cm" svg:x="17cm" svg:y="5cm">
          <text:p/>
        </draw:rect>
        <draw:frame draw:style-name="gr18" draw:text-style-name="P3" draw:layer="layout" svg:width="3.1cm" svg:height="1.204cm" svg:x="17.2cm" svg:y="5.679cm">
          <draw:text-box>
            <text:p/>
          </draw:text-box>
        </draw:frame>
        <draw:custom-shape draw:style-name="gr19" draw:text-style-name="P12" draw:layer="layout" svg:width="3.1cm" svg:height="0.599cm" svg:x="17.2cm" svg:y="5.099cm">
          <text:p/>
          <draw:enhanced-geometry svg:viewBox="0 0 21600 21600" draw:type="rectangle" draw:enhanced-path="M 0 0 L 21600 0 21600 21600 0 21600 0 0 Z N"/>
        </draw:custom-shape>
        <draw:rect draw:style-name="gr17" draw:text-style-name="P8" draw:layer="layout" svg:width="3.5cm" svg:height="2cm" svg:x="17cm" svg:y="5cm">
          <text:p/>
        </draw:rect>
        <draw:frame draw:style-name="gr18" draw:text-style-name="P3" draw:layer="layout" svg:width="3.1cm" svg:height="1.204cm" svg:x="17.2cm" svg:y="5.679cm">
          <draw:text-box>
            <text:p/>
          </draw:text-box>
        </draw:frame>
        <draw:custom-shape draw:style-name="gr19" draw:text-style-name="P12" draw:layer="layout" svg:width="3.1cm" svg:height="0.599cm" svg:x="17.2cm" svg:y="5.099cm">
          <text:p/>
          <draw:enhanced-geometry svg:viewBox="0 0 21600 21600" draw:type="rectangle" draw:enhanced-path="M 0 0 L 21600 0 21600 21600 0 21600 0 0 Z N"/>
        </draw:custom-shape>
        <draw:rect draw:style-name="gr17" draw:text-style-name="P8" draw:layer="layout" svg:width="3.5cm" svg:height="2cm" svg:x="17cm" svg:y="5cm">
          <text:p/>
        </draw:rect>
        <draw:frame draw:style-name="gr18" draw:text-style-name="P3" draw:layer="layout" svg:width="3.1cm" svg:height="1.204cm" svg:x="17.2cm" svg:y="5.679cm">
          <draw:text-box>
            <text:p/>
          </draw:text-box>
        </draw:frame>
        <draw:custom-shape draw:style-name="gr19" draw:text-style-name="P12" draw:layer="layout" svg:width="3.1cm" svg:height="0.599cm" svg:x="17.2cm" svg:y="5.099cm">
          <text:p/>
          <draw:enhanced-geometry svg:viewBox="0 0 21600 21600" draw:type="rectangle" draw:enhanced-path="M 0 0 L 21600 0 21600 21600 0 21600 0 0 Z N"/>
        </draw:custom-shape>
        <draw:rect draw:style-name="gr17" draw:text-style-name="P8" xml:id="id15" draw:id="id15" draw:layer="layout" svg:width="3.5cm" svg:height="2cm" svg:x="17cm" svg:y="5cm">
          <text:p/>
        </draw:rect>
        <draw:frame draw:style-name="gr20" draw:text-style-name="P13" draw:layer="layout" svg:width="3.1cm" svg:height="1.204cm" svg:x="17.2cm" svg:y="5.679cm">
          <draw:text-box>
            <text:p text:style-name="P2"><text:span text:style-name="T2">IdTumba</text:span></text:p>
          </draw:text-box>
        </draw:frame>
        <draw:custom-shape draw:style-name="gr3" draw:text-style-name="P5" xml:id="id7" draw:id="id7" draw:layer="layout" svg:width="3.1cm" svg:height="0.599cm" svg:x="17.2cm" svg:y="5.099cm">
          <text:p text:style-name="P4"><text:span text:style-name="T4">Tumba</text:span></text:p>
          <draw:enhanced-geometry svg:viewBox="0 0 21600 21600" draw:type="rectangle" draw:enhanced-path="M 0 0 L 21600 0 21600 21600 0 21600 0 0 Z N"/>
        </draw:custom-shape>
        <draw:connector draw:style-name="gr21" draw:text-style-name="P14" draw:layer="layout" svg:x1="3.105cm" svg:y1="17.109cm" svg:x2="2.701cm" svg:y2="3.597cm" draw:start-shape="id5" draw:start-glue-point="3" draw:end-shape="id6" draw:end-glue-point="5" svg:d="M3105 17109h-906v-13512h502" svg:viewBox="0 0 907 13513">
          <text:p/>
        </draw:connector>
        <draw:connector draw:style-name="gr21" draw:text-style-name="P14" draw:layer="layout" svg:x1="6cm" svg:y1="3.597cm" svg:x2="18.75cm" svg:y2="5.099cm" draw:start-shape="id6" draw:start-glue-point="7" draw:end-shape="id7" draw:end-glue-point="0" svg:d="M6000 3597h12750v1502" svg:viewBox="0 0 12751 1503">
          <text:p/>
        </draw:connector>
        <draw:connector draw:style-name="gr21" draw:text-style-name="P14" draw:layer="layout" svg:x1="4.31cm" svg:y1="14.794cm" svg:x2="4.655cm" svg:y2="15.813cm" draw:start-shape="id8" draw:start-glue-point="6" draw:end-shape="id9" svg:d="M4310 14794v510h345v509" svg:viewBox="0 0 346 1020">
          <text:p/>
        </draw:connector>
        <draw:connector draw:style-name="gr21" draw:text-style-name="P14" draw:layer="layout" svg:x1="3.9cm" svg:y1="11.5cm" svg:x2="4.31cm" svg:y2="13.5cm" draw:start-shape="id10" draw:start-glue-point="2" draw:end-shape="id8" draw:end-glue-point="4" svg:d="M3900 11500v1000h410v1000" svg:viewBox="0 0 411 2001">
          <text:p/>
        </draw:connector>
        <draw:line draw:style-name="gr22" draw:text-style-name="P8" draw:layer="layout" svg:x1="3.801cm" svg:y1="3.094cm" svg:x2="4.801cm" svg:y2="3.094cm">
          <text:p text:style-name="P14">ID</text:p>
        </draw:line>
        <draw:frame draw:style-name="gr23" draw:text-style-name="P3" draw:layer="layout" svg:width="2.1cm" svg:height="1.187cm" svg:x="18.4cm" svg:y="10.713cm">
          <draw:text-box>
            <text:p text:style-name="P2"><text:span text:style-name="T3">Inscripcio</text:span></text:p>
            <text:p text:style-name="P2"><text:span text:style-name="T3">Altura</text:span></text:p>
          </draw:text-box>
        </draw:frame>
        <draw:custom-shape draw:style-name="gr24" draw:text-style-name="P5" xml:id="id12" draw:id="id12" draw:layer="layout" svg:width="2.1cm" svg:height="0.702cm" svg:x="18.4cm" svg:y="10cm">
          <text:p text:style-name="P4"><text:span text:style-name="T4">Nicho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2.9cm" svg:height="1.187cm" svg:x="21cm" svg:y="10.713cm">
          <draw:text-box>
            <text:p text:style-name="P2"><text:span text:style-name="T3">Capacidad</text:span></text:p>
          </draw:text-box>
        </draw:frame>
        <draw:custom-shape draw:style-name="gr25" draw:text-style-name="P5" xml:id="id13" draw:id="id13" draw:layer="layout" svg:width="2.9cm" svg:height="0.702cm" svg:x="21cm" svg:y="10cm">
          <text:p text:style-name="P4"><text:span text:style-name="T4">Fosa</text:span></text:p>
          <draw:enhanced-geometry svg:viewBox="0 0 21600 21600" draw:type="rectangle" draw:enhanced-path="M 0 0 L 21600 0 21600 21600 0 21600 0 0 Z N"/>
        </draw:custom-shape>
        <draw:frame draw:style-name="gr26" draw:text-style-name="P3" xml:id="id27" draw:id="id27" draw:layer="layout" svg:width="2.4cm" svg:height="1.827cm" svg:x="25cm" svg:y="10.813cm">
          <draw:text-box>
            <text:p text:style-name="P2"><text:span text:style-name="T3">Inscripcio</text:span></text:p>
            <text:p text:style-name="P2"><text:span text:style-name="T3">Capacida</text:span></text:p>
          </draw:text-box>
        </draw:frame>
        <draw:custom-shape draw:style-name="gr27" draw:text-style-name="P5" xml:id="id14" draw:id="id14" draw:layer="layout" svg:width="2.4cm" svg:height="0.802cm" svg:x="25cm" svg:y="10cm">
          <text:p text:style-name="P4"><text:span text:style-name="T4">Pante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1" draw:id="id11" draw:layer="layout" svg:width="1cm" svg:height="1cm" svg:x="19.6cm" svg:y="8cm">
          <text:p text:style-name="P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19.746cm" svg:y1="8.854cm" svg:x2="19.45cm" svg:y2="10cm" draw:start-shape="id11" draw:start-glue-point="7" draw:end-shape="id12" draw:end-glue-point="0" svg:d="M19746 8854l-296 1146" svg:viewBox="0 0 297 1147">
          <text:p/>
        </draw:connector>
        <draw:connector draw:style-name="gr6" draw:text-style-name="P8" draw:layer="layout" draw:type="line" svg:x1="20.454cm" svg:y1="8.854cm" svg:x2="22.45cm" svg:y2="10cm" draw:start-shape="id11" draw:start-glue-point="9" draw:end-shape="id13" draw:end-glue-point="0" svg:d="M20454 8854l1996 1146" svg:viewBox="0 0 1997 1147">
          <text:p/>
        </draw:connector>
        <draw:connector draw:style-name="gr6" draw:text-style-name="P8" draw:layer="layout" draw:type="line" svg:x1="20.6cm" svg:y1="8.5cm" svg:x2="26.2cm" svg:y2="10cm" draw:start-shape="id11" draw:start-glue-point="10" draw:end-shape="id14" draw:end-glue-point="0" svg:d="M20600 8500l5600 1500" svg:viewBox="0 0 5601 1501">
          <text:p/>
        </draw:connector>
        <draw:connector draw:style-name="gr5" draw:text-style-name="P8" draw:layer="layout" draw:type="line" svg:x1="18.75cm" svg:y1="7cm" svg:x2="20.1cm" svg:y2="8cm" draw:start-shape="id15" draw:start-glue-point="2" draw:end-shape="id11" draw:end-glue-point="4" svg:d="M18750 7000l1350 1000" svg:viewBox="0 0 1351 1001">
          <text:p/>
        </draw:connector>
        <draw:path draw:style-name="gr6" draw:text-style-name="P8" draw:layer="layout" svg:width="0.646cm" svg:height="0.419cm" draw:transform="rotate (-1.5707963267949) translate (19.85cm 9.215cm)" svg:viewBox="0 0 647 420" svg:d="M0 414c254 19 684 13 645-388l-51-26">
          <text:p/>
        </draw:path>
        <draw:path draw:style-name="gr6" draw:text-style-name="P8" draw:layer="layout" svg:width="0.693cm" svg:height="0.523cm" draw:transform="rotate (-0.417831822927443) translate (21.8420892097197cm 9.22106082227669cm)" svg:viewBox="0 0 694 524" svg:d="M0 505c193 34 911 73 629-364l-62-141">
          <text:p/>
        </draw:path>
        <draw:path draw:style-name="gr6" draw:text-style-name="P8" draw:layer="layout" svg:width="0.585cm" svg:height="0.85cm" draw:transform="rotate (-0.507541746479951) translate (24.709391353439cm 8.92206621653971cm)" svg:viewBox="0 0 586 851" svg:d="M0 844c235 42 750-111 534-474l-160-235-76-135">
          <text:p/>
        </draw:path>
        <draw:custom-shape draw:style-name="gr14" draw:text-style-name="P10" xml:id="id17" draw:id="id17" draw:layer="layout" svg:width="2.38cm" svg:height="1.294cm" svg:x="13.5cm" svg:y="8.806cm">
          <text:p text:style-name="P9"><text:span text:style-name="T5">Es Ocupa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4" draw:layer="layout" svg:x1="18.15cm" svg:y1="13.3cm" svg:x2="14.69cm" svg:y2="10.1cm" draw:start-shape="id16" draw:start-glue-point="0" draw:end-shape="id17" draw:end-glue-point="6" svg:d="M18150 13300v-1600h-3460v-1600" svg:viewBox="0 0 3461 3201">
          <text:p/>
        </draw:connector>
        <draw:custom-shape draw:style-name="gr14" draw:text-style-name="P10" xml:id="id19" draw:id="id19" draw:layer="layout" svg:width="2.38cm" svg:height="1.294cm" svg:x="12.62cm" svg:y="13.806cm">
          <text:p text:style-name="P9"><text:span text:style-name="T5">Entier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4" draw:layer="layout" svg:x1="11.85cm" svg:y1="11.294cm" svg:x2="12.62cm" svg:y2="14.453cm" draw:start-shape="id18" draw:end-shape="id19" draw:end-glue-point="5" svg:d="M11850 11294v3159h770" svg:viewBox="0 0 771 3160">
          <text:p/>
        </draw:connector>
        <draw:connector draw:style-name="gr21" draw:text-style-name="P14" draw:layer="layout" svg:x1="15cm" svg:y1="14.453cm" svg:x2="16.6cm" svg:y2="14.99cm" draw:start-shape="id19" draw:start-glue-point="7" draw:end-shape="id20" draw:end-glue-point="3" svg:d="M15000 14453h801v537h799" svg:viewBox="0 0 1601 538">
          <text:p/>
        </draw:connector>
        <draw:custom-shape draw:style-name="gr19" draw:text-style-name="P12" draw:layer="layout" svg:width="3.1cm" svg:height="0.599cm" svg:x="12.5cm" svg:y="16.5cm">
          <text:p/>
          <draw:enhanced-geometry svg:viewBox="0 0 21600 21600" draw:type="rectangle" draw:enhanced-path="M 0 0 L 21600 0 21600 21600 0 21600 0 0 Z N"/>
        </draw:custom-shape>
        <draw:frame draw:style-name="gr28" draw:text-style-name="P3" xml:id="id23" draw:id="id23" draw:layer="layout" svg:width="3.1cm" svg:height="1.92cm" svg:x="12.5cm" svg:y="17.1cm">
          <draw:text-box>
            <text:p text:style-name="P2"><text:span text:style-name="T2">IdFactura</text:span></text:p>
            <text:p text:style-name="P2"><text:span text:style-name="T3">Cantidad</text:span></text:p>
            <text:p text:style-name="P2"><text:span text:style-name="T3">Fec_Facturs</text:span></text:p>
          </draw:text-box>
        </draw:frame>
        <draw:custom-shape draw:style-name="gr3" draw:text-style-name="P5" draw:layer="layout" svg:width="3.1cm" svg:height="0.599cm" svg:x="12.5cm" svg:y="16.5cm">
          <text:p text:style-name="P4"><text:span text:style-name="T4">Factura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2" draw:id="id22" draw:layer="layout" svg:width="2.38cm" svg:height="1.294cm" svg:x="8cm" svg:y="14cm">
          <text:p text:style-name="P9"><text:span text:style-name="T5">Elabo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4" draw:layer="layout" svg:x1="8.3cm" svg:y1="11.294cm" svg:x2="9.19cm" svg:y2="14cm" draw:start-shape="id21" draw:start-glue-point="2" draw:end-shape="id22" draw:end-glue-point="4" svg:d="M8300 11294v1353h890v1353" svg:viewBox="0 0 891 2707">
          <text:p/>
        </draw:connector>
        <draw:connector draw:style-name="gr21" draw:text-style-name="P14" draw:layer="layout" svg:x1="9.19cm" svg:y1="15.294cm" svg:x2="12.5cm" svg:y2="18.06cm" draw:start-shape="id22" draw:start-glue-point="6" draw:end-shape="id23" draw:end-glue-point="3" svg:d="M9190 15294v2766h3310" svg:viewBox="0 0 3311 2767">
          <text:p/>
        </draw:connector>
        <draw:connector draw:style-name="gr29" draw:text-style-name="P14" draw:layer="layout" svg:x1="14.69cm" svg:y1="8.806cm" svg:x2="17cm" svg:y2="6cm" draw:start-shape="id17" draw:start-glue-point="4" draw:end-shape="id15" draw:end-glue-point="3" svg:d="M14690 8806v-2806h2310" svg:viewBox="0 0 2311 2807">
          <text:p/>
        </draw:connector>
        <draw:frame draw:style-name="gr30" draw:text-style-name="P3" draw:layer="layout" svg:width="3.1cm" svg:height="1.42cm" svg:x="21.5cm" svg:y="17.08cm">
          <draw:text-box>
            <text:p/>
          </draw:text-box>
        </draw:frame>
        <draw:custom-shape draw:style-name="gr19" draw:text-style-name="P12" draw:layer="layout" svg:width="3.1cm" svg:height="0.599cm" svg:x="21.5cm" svg:y="16.5cm">
          <text:p/>
          <draw:enhanced-geometry svg:viewBox="0 0 21600 21600" draw:type="rectangle" draw:enhanced-path="M 0 0 L 21600 0 21600 21600 0 21600 0 0 Z N"/>
        </draw:custom-shape>
        <draw:frame draw:style-name="gr13" draw:text-style-name="P13" xml:id="id25" draw:id="id25" draw:layer="layout" svg:width="3.1cm" svg:height="1.433cm" svg:x="21.5cm" svg:y="17.067cm">
          <draw:text-box>
            <text:p text:style-name="P2"><text:span text:style-name="T2">DniFamiliar</text:span></text:p>
            <text:p text:style-name="P2"><text:span text:style-name="T6">Telefon</text:span></text:p>
            <text:p text:style-name="P2"><text:span text:style-name="T6">CC</text:span></text:p>
          </draw:text-box>
        </draw:frame>
        <draw:custom-shape draw:style-name="gr3" draw:text-style-name="P5" xml:id="id28" draw:id="id28" draw:layer="layout" svg:width="3.1cm" svg:height="0.599cm" svg:x="21.5cm" svg:y="16.5cm">
          <text:p text:style-name="P4"><text:span text:style-name="T4">Familia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4" draw:id="id24" draw:layer="layout" svg:width="2.38cm" svg:height="1.294cm" svg:x="17cm" svg:y="16.706cm">
          <text:p text:style-name="P9"><text:span text:style-name="T5">Enviad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0" xml:id="id26" draw:id="id26" draw:layer="layout" svg:width="2.38cm" svg:height="1.294cm" svg:x="24cm" svg:y="13.206cm">
          <text:p text:style-name="P9"><text:span text:style-name="T5">Propietari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4" draw:layer="layout" svg:x1="15.6cm" svg:y1="18.06cm" svg:x2="17cm" svg:y2="17.353cm" draw:start-shape="id23" draw:start-glue-point="1" draw:end-shape="id24" draw:end-glue-point="5" svg:d="M15600 18060h700v-707h700" svg:viewBox="0 0 1401 708">
          <text:p/>
        </draw:connector>
        <draw:connector draw:style-name="gr21" draw:text-style-name="P14" draw:layer="layout" svg:x1="19.38cm" svg:y1="17.353cm" svg:x2="21.5cm" svg:y2="17.783cm" draw:start-shape="id24" draw:start-glue-point="7" draw:end-shape="id25" draw:end-glue-point="3" svg:d="M19380 17353h1061v430h1059" svg:viewBox="0 0 2121 431">
          <text:p/>
        </draw:connector>
        <draw:connector draw:style-name="gr29" draw:text-style-name="P14" draw:layer="layout" svg:x1="24.6cm" svg:y1="17.783cm" svg:x2="25.19cm" svg:y2="14.5cm" draw:start-shape="id25" draw:start-glue-point="1" draw:end-shape="id26" draw:end-glue-point="6" svg:d="M24600 17783h590v-3283" svg:viewBox="0 0 591 3284">
          <text:p/>
        </draw:connector>
        <draw:connector draw:style-name="gr21" draw:text-style-name="P14" draw:layer="layout" svg:x1="25.19cm" svg:y1="13.206cm" svg:x2="26.2cm" svg:y2="12.64cm" draw:start-shape="id26" draw:start-glue-point="4" draw:end-shape="id27" draw:end-glue-point="2" svg:d="M25190 13206v-283h1010v-283" svg:viewBox="0 0 1011 567">
          <text:p/>
        </draw:connector>
        <draw:frame draw:style-name="gr31" draw:text-style-name="P16" draw:layer="layout" svg:width="1.5cm" svg:height="1cm" svg:x="2cm" svg:y="15cm">
          <draw:text-box>
            <text:p text:style-name="P15">1</text:p>
          </draw:text-box>
        </draw:frame>
        <draw:frame draw:style-name="gr31" draw:text-style-name="P16" draw:layer="layout" svg:width="1.5cm" svg:height="1cm" svg:x="23.1cm" svg:y="15.6cm">
          <draw:text-box>
            <text:p text:style-name="P15">1</text:p>
          </draw:text-box>
        </draw:frame>
        <draw:frame draw:style-name="gr31" draw:text-style-name="P16" draw:layer="layout" svg:width="1.5cm" svg:height="1cm" svg:x="16cm" svg:y="6cm">
          <draw:text-box>
            <text:p text:style-name="P15">1</text:p>
          </draw:text-box>
        </draw:frame>
        <draw:frame draw:style-name="gr31" draw:text-style-name="P16" draw:layer="layout" svg:width="1.5cm" svg:height="1cm" svg:x="25.058cm" svg:y="16.903cm">
          <draw:text-box>
            <text:p text:style-name="P15">1</text:p>
          </draw:text-box>
        </draw:frame>
        <draw:frame draw:style-name="gr31" draw:text-style-name="P16" draw:layer="layout" svg:width="1.5cm" svg:height="1cm" svg:x="20.8cm" svg:y="16.5cm">
          <draw:text-box>
            <text:p text:style-name="P15">1</text:p>
          </draw:text-box>
        </draw:frame>
        <draw:frame draw:style-name="gr31" draw:text-style-name="P16" draw:layer="layout" svg:width="1.5cm" svg:height="1cm" svg:x="11.893cm" svg:y="11.196cm">
          <draw:text-box>
            <text:p text:style-name="P15">1</text:p>
          </draw:text-box>
        </draw:frame>
        <draw:frame draw:style-name="gr31" draw:text-style-name="P16" draw:layer="layout" svg:width="1.5cm" svg:height="1cm" svg:x="8.4cm" svg:y="11.2cm">
          <draw:text-box>
            <text:p text:style-name="P15">1</text:p>
          </draw:text-box>
        </draw:frame>
        <draw:frame draw:style-name="gr31" draw:text-style-name="P16" draw:layer="layout" svg:width="1.5cm" svg:height="1cm" svg:x="4.5cm" svg:y="15cm">
          <draw:text-box>
            <text:p text:style-name="P15">1</text:p>
          </draw:text-box>
        </draw:frame>
        <draw:frame draw:style-name="gr32" draw:text-style-name="P16" draw:layer="layout" svg:width="1.5cm" svg:height="1.5cm" svg:x="19cm" svg:y="4cm">
          <draw:text-box>
            <text:p text:style-name="P15">N</text:p>
          </draw:text-box>
        </draw:frame>
        <draw:frame draw:style-name="gr32" draw:text-style-name="P16" draw:layer="layout" svg:width="1.5cm" svg:height="1.5cm" svg:x="19.6cm" svg:y="15cm">
          <draw:text-box>
            <text:p text:style-name="P15">N</text:p>
          </draw:text-box>
        </draw:frame>
        <draw:frame draw:style-name="gr32" draw:text-style-name="P16" draw:layer="layout" svg:width="1.5cm" svg:height="1.5cm" svg:x="17.015cm" svg:y="12.267cm">
          <draw:text-box>
            <text:p text:style-name="P15">N</text:p>
          </draw:text-box>
        </draw:frame>
        <draw:frame draw:style-name="gr32" draw:text-style-name="P16" draw:layer="layout" svg:width="1.5cm" svg:height="1.5cm" svg:x="26.5cm" svg:y="12.2cm">
          <draw:text-box>
            <text:p text:style-name="P15">N</text:p>
          </draw:text-box>
        </draw:frame>
        <draw:frame draw:style-name="gr32" draw:text-style-name="P16" draw:layer="layout" svg:width="1.5cm" svg:height="1.5cm" svg:x="15.5cm" svg:y="16.7cm">
          <draw:text-box>
            <text:p text:style-name="P15">N</text:p>
          </draw:text-box>
        </draw:frame>
        <draw:frame draw:style-name="gr32" draw:text-style-name="P16" draw:layer="layout" svg:width="1.5cm" svg:height="1.5cm" svg:x="14.3cm" svg:y="13cm">
          <draw:text-box>
            <text:p text:style-name="P15">N</text:p>
          </draw:text-box>
        </draw:frame>
        <draw:frame draw:style-name="gr32" draw:text-style-name="P16" draw:layer="layout" svg:width="1.5cm" svg:height="1.5cm" svg:x="11.4cm" svg:y="16.6cm">
          <draw:text-box>
            <text:p text:style-name="P15">N</text:p>
          </draw:text-box>
        </draw:frame>
        <draw:frame draw:style-name="gr32" draw:text-style-name="P16" draw:layer="layout" svg:width="1.5cm" svg:height="1.5cm" svg:x="2.9cm" svg:y="12cm">
          <draw:text-box>
            <text:p text:style-name="P15">N</text:p>
          </draw:text-box>
        </draw:frame>
        <draw:custom-shape draw:style-name="gr14" draw:text-style-name="P10" xml:id="id29" draw:id="id29" draw:layer="layout" svg:width="2.38cm" svg:height="1.294cm" svg:x="20.62cm" svg:y="13.5cm">
          <text:p text:style-name="P9"><text:span text:style-name="T5">Represen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4" draw:layer="layout" svg:x1="23.05cm" svg:y1="16.5cm" svg:x2="21.81cm" svg:y2="14.794cm" draw:start-shape="id28" draw:start-glue-point="0" draw:end-shape="id29" draw:end-glue-point="6" svg:d="M23050 16500v-853h-1240v-853" svg:viewBox="0 0 1241 1707">
          <text:p/>
        </draw:connector>
        <draw:connector draw:style-name="gr21" draw:text-style-name="P14" draw:layer="layout" svg:x1="19.7cm" svg:y1="14.99cm" svg:x2="20.62cm" svg:y2="14.147cm" draw:start-shape="id20" draw:start-glue-point="1" draw:end-shape="id29" draw:end-glue-point="5" svg:d="M19700 14990h460v-843h460" svg:viewBox="0 0 921 8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4.2$Windows_X86_64 LibreOffice_project/51a6219feb6075d9a4c46691dcfe0cd9c4fff3c2</meta:generator>
    <meta:creation-date>2007-10-18T18:34:39</meta:creation-date>
    <dc:date>2024-10-28T12:40:43.653000000</dc:date>
    <meta:printed-by>ladministrador</meta:printed-by>
    <meta:print-date>2007-11-29T22:59:54</meta:print-date>
    <meta:editing-cycles>47</meta:editing-cycles>
    <meta:editing-duration>PT18H14M3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